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6]-[.F6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7]-[.F7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7])" office:value-type="float" office:value="2100" calcext:value-type="float">
            <text:p>2.10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42:15.705424799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42:15.7083284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1-05T15:58:22.520937066</dc:date>
    <meta:print-date>2019-10-31T18:11:28.685825074</meta:print-date>
    <dc:language>pt-PT</dc:language>
    <meta:editing-cycles>581</meta:editing-cycles>
    <meta:editing-duration>P1DT9H3M50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